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ets upgrade the router of this application:</text:p>
      <text:p text:style-name="Standard">A few weeks ago, i used deepseek to make a more complex router for another similar application. can you look at the code and adpt the router in place of this app's router? </text:p>
      <text:p text:style-name="Standard">Remember the code is for a blog i made long ago, so your task is to look into the code and adapt it to this ecom store. the blog slugs that the router is finding and fetching to render the blogpage can be use for rendering products since we are using woocommerce restAPIs and the products list page can be rendered in this way to display products of specific categories.</text:p>
      <text:p text:style-name="Standard">here is the router code for inspiration:</text:p>
      <text:p text:style-name="Standard">// src/router.js</text:p>
      <text:p text:style-name="Standard">import { writable } from 'svelte/store';</text:p>
      <text:p text:style-name="Standard">import { RestURL } from './main.js';</text:p>
      <text:p text:style-name="Standard"/>
      <text:p text:style-name="Standard">// Route configuration - define all routes in one place</text:p>
      <text:p text:style-name="Standard">export const routes = {</text:p>
      <text:p text:style-name="Standard"><text:s text:c="2"/>// Static routes</text:p>
      <text:p text:style-name="Standard"><text:s text:c="2"/>'/home': {</text:p>
      <text:p text:style-name="Standard"><text:s text:c="4"/>component: () =&gt; import('./page/HomePage.svelte'),</text:p>
      <text:p text:style-name="Standard"><text:s text:c="4"/>name: 'Home'</text:p>
      <text:p text:style-name="Standard"><text:s text:c="2"/>},</text:p>
      <text:p text:style-name="Standard"><text:s text:c="2"/>'/posts': {</text:p>
      <text:p text:style-name="Standard"><text:s text:c="4"/>component: () =&gt; import('./page/PostsPage.svelte'),</text:p>
      <text:p text:style-name="Standard"><text:s text:c="4"/>name: 'Posts'</text:p>
      <text:p text:style-name="Standard"><text:s text:c="2"/>},</text:p>
      <text:p text:style-name="Standard"><text:s text:c="2"/>'/faculty': {</text:p>
      <text:p text:style-name="Standard"><text:s text:c="4"/>component: () =&gt; import('./page/FacultyPage.svelte'),</text:p>
      <text:p text:style-name="Standard"><text:s text:c="4"/>name: 'Faculty'</text:p>
      <text:p text:style-name="Standard"><text:s text:c="2"/>},</text:p>
      <text:p text:style-name="Standard"><text:s text:c="2"/>'/contact': {</text:p>
      <text:p text:style-name="Standard"><text:s text:c="4"/>component: () =&gt; import('./page/ContactPage.svelte'),</text:p>
      <text:p text:style-name="Standard"><text:s text:c="4"/>name: 'Contact'</text:p>
      <text:p text:style-name="Standard"><text:s text:c="2"/>},</text:p>
      <text:p text:style-name="Standard"><text:s text:c="2"/></text:p>
      <text:p text:style-name="Standard"><text:s text:c="2"/>// Dynamic routes with parameters</text:p>
      <text:p text:style-name="Standard"><text:s text:c="2"/>'/posts/:id': {</text:p>
      <text:p text:style-name="Standard"><text:s text:c="4"/>component: () =&gt; import('./page/PostPage.svelte'),</text:p>
      <text:p text:style-name="Standard"><text:s text:c="4"/>name: 'Post',</text:p>
      <text:p text:style-name="Standard"><text:s text:c="4"/>data: async (params) =&gt; {</text:p>
      <text:p text:style-name="Standard"><text:s text:c="6"/>try {</text:p>
      <text:p text:style-name="Standard"><text:s text:c="8"/>let postData = null;</text:p>
      <text:p text:style-name="Standard"><text:s text:c="8"/></text:p>
      <text:p text:style-name="Standard"><text:soft-page-break/><text:s text:c="8"/>// Check if the parameter is a numeric ID or a slug</text:p>
      <text:p text:style-name="Standard"><text:s text:c="8"/>const isNumericId = !isNaN(params.id);</text:p>
      <text:p text:style-name="Standard"><text:s text:c="8"/></text:p>
      <text:p text:style-name="Standard"><text:s text:c="8"/>if (isNumericId) {</text:p>
      <text:p text:style-name="Standard"><text:s text:c="10"/>// Fetch by ID</text:p>
      <text:p text:style-name="Standard"><text:s text:c="10"/>const response = await fetch(`${RestURL}/wp-json/wp/v2/posts/${params.id}`);</text:p>
      <text:p text:style-name="Standard"><text:s text:c="10"/>if (!response.ok) {</text:p>
      <text:p text:style-name="Standard"><text:s text:c="12"/>if (response.status === 404) {</text:p>
      <text:p text:style-name="Standard"><text:s text:c="14"/>throw new Error('POST_NOT_FOUND');</text:p>
      <text:p text:style-name="Standard"><text:s text:c="12"/>}</text:p>
      <text:p text:style-name="Standard"><text:s text:c="12"/>throw new Error(`HTTP error! status: ${response.status}`);</text:p>
      <text:p text:style-name="Standard"><text:s text:c="10"/>}</text:p>
      <text:p text:style-name="Standard"><text:s text:c="10"/>postData = await response.json();</text:p>
      <text:p text:style-name="Standard"><text:s text:c="8"/>} else {</text:p>
      <text:p text:style-name="Standard"><text:s text:c="10"/>// Fetch by slug</text:p>
      <text:p text:style-name="Standard"><text:s text:c="10"/>const response = await fetch(`${RestURL}/wp-json/wp/v2/posts&amp;slug=${params.id}`);</text:p>
      <text:p text:style-name="Standard"><text:s text:c="10"/>if (!response.ok) {</text:p>
      <text:p text:style-name="Standard"><text:s text:c="12"/>throw new Error(`HTTP error! status: ${response.status}`);</text:p>
      <text:p text:style-name="Standard"><text:s text:c="10"/>}</text:p>
      <text:p text:style-name="Standard"><text:s text:c="10"/>const posts = await response.json();</text:p>
      <text:p text:style-name="Standard"><text:s text:c="10"/></text:p>
      <text:p text:style-name="Standard"><text:s text:c="10"/>if (posts.length === 0) {</text:p>
      <text:p text:style-name="Standard"><text:s text:c="12"/>throw new Error('POST_NOT_FOUND');</text:p>
      <text:p text:style-name="Standard"><text:s text:c="10"/>}</text:p>
      <text:p text:style-name="Standard"><text:s text:c="10"/></text:p>
      <text:p text:style-name="Standard"><text:s text:c="10"/>postData = posts[0];</text:p>
      <text:p text:style-name="Standard"><text:s text:c="8"/>}</text:p>
      <text:p text:style-name="Standard"><text:s text:c="8"/></text:p>
      <text:p text:style-name="Standard"><text:s text:c="8"/>return postData;</text:p>
      <text:p text:style-name="Standard"><text:s text:c="6"/>} catch (error) {</text:p>
      <text:p text:style-name="Standard"><text:s text:c="8"/>if (error.message === 'POST_NOT_FOUND') {</text:p>
      <text:p text:style-name="Standard"><text:s text:c="10"/>// Rethrow with a specific error that we can handle in the router</text:p>
      <text:p text:style-name="Standard"><text:s text:c="10"/>throw new Error('POST_NOT_FOUND');</text:p>
      <text:p text:style-name="Standard"><text:s text:c="8"/>}</text:p>
      <text:p text:style-name="Standard"><text:s text:c="8"/>console.error('Error fetching post:', error);</text:p>
      <text:p text:style-name="Standard"><text:s text:c="8"/>throw error;</text:p>
      <text:p text:style-name="Standard"><text:s text:c="6"/>}</text:p>
      <text:p text:style-name="Standard"><text:s text:c="4"/>}</text:p>
      <text:p text:style-name="Standard"><text:s text:c="2"/>},</text:p>
      <text:p text:style-name="Standard"><text:s text:c="2"/></text:p>
      <text:p text:style-name="Standard"><text:soft-page-break/><text:s text:c="2"/>'/info/:slug': {</text:p>
      <text:p text:style-name="Standard"><text:s text:c="4"/>component: () =&gt; import('./page/InfoPostPage.svelte'),</text:p>
      <text:p text:style-name="Standard"><text:s text:c="4"/>name: 'InfoPost',</text:p>
      <text:p text:style-name="Standard"><text:s text:c="4"/>data: async (params) =&gt; {</text:p>
      <text:p text:style-name="Standard"><text:s text:c="6"/>try {</text:p>
      <text:p text:style-name="Standard"><text:s text:c="8"/>// Fetch post by slug with category filter</text:p>
      <text:p text:style-name="Standard"><text:s text:c="8"/>const response = await fetch(</text:p>
      <text:p text:style-name="Standard"><text:s text:c="10"/>`${RestURL}/wp-json/wp/v2/posts?slug=${params.slug}&amp;categories=info`</text:p>
      <text:p text:style-name="Standard"><text:s text:c="8"/>);</text:p>
      <text:p text:style-name="Standard"><text:s text:c="8"/></text:p>
      <text:p text:style-name="Standard"><text:s text:c="8"/>if (!response.ok) {</text:p>
      <text:p text:style-name="Standard"><text:s text:c="10"/>throw new Error(`HTTP error! status: ${response.status}`);</text:p>
      <text:p text:style-name="Standard"><text:s text:c="8"/>}</text:p>
      <text:p text:style-name="Standard"><text:s text:c="8"/></text:p>
      <text:p text:style-name="Standard"><text:s text:c="8"/>const posts = await response.json();</text:p>
      <text:p text:style-name="Standard"><text:s text:c="8"/></text:p>
      <text:p text:style-name="Standard"><text:s text:c="8"/>if (posts.length === 0) {</text:p>
      <text:p text:style-name="Standard"><text:s text:c="10"/>throw new Error('POST_NOT_FOUND');</text:p>
      <text:p text:style-name="Standard"><text:s text:c="8"/>}</text:p>
      <text:p text:style-name="Standard"><text:s text:c="8"/></text:p>
      <text:p text:style-name="Standard"><text:s text:c="8"/>return posts[0];</text:p>
      <text:p text:style-name="Standard"><text:s text:c="6"/>} catch (error) {</text:p>
      <text:p text:style-name="Standard"><text:s text:c="8"/>if (error.message === 'POST_NOT_FOUND') {</text:p>
      <text:p text:style-name="Standard"><text:s text:c="10"/>throw new Error('POST_NOT_FOUND');</text:p>
      <text:p text:style-name="Standard"><text:s text:c="8"/>}</text:p>
      <text:p text:style-name="Standard"><text:s text:c="8"/>console.error('Error fetching info post:', error);</text:p>
      <text:p text:style-name="Standard"><text:s text:c="8"/>throw error;</text:p>
      <text:p text:style-name="Standard"><text:s text:c="6"/>}</text:p>
      <text:p text:style-name="Standard"><text:s text:c="4"/>}</text:p>
      <text:p text:style-name="Standard"><text:s text:c="2"/>},</text:p>
      <text:p text:style-name="Standard"><text:s text:c="2"/></text:p>
      <text:p text:style-name="Standard"><text:s text:c="2"/>// Fallback route</text:p>
      <text:p text:style-name="Standard"><text:s text:c="2"/>'/404': {</text:p>
      <text:p text:style-name="Standard"><text:s text:c="4"/>component: () =&gt; import('./page/NotFoundPage.svelte'),</text:p>
      <text:p text:style-name="Standard"><text:s text:c="4"/>name: 'NotFound'</text:p>
      <text:p text:style-name="Standard"><text:s text:c="2"/>}</text:p>
      <text:p text:style-name="Standard">};</text:p>
      <text:p text:style-name="Standard"/>
      <text:p text:style-name="Standard">// Path parser with support for dynamic parameters</text:p>
      <text:p text:style-name="Standard">function parsePath(pathname) {</text:p>
      <text:p text:style-name="Standard"><text:s text:c="2"/>// Normalize path - remove trailing slash and handle root</text:p>
      <text:p text:style-name="Standard"><text:soft-page-break/><text:s text:c="2"/>let path = pathname.replace(/\/$/, '') || '/';</text:p>
      <text:p text:style-name="Standard"><text:s text:c="2"/>if (path === '/') path = '/home';</text:p>
      <text:p text:style-name="Standard"><text:s text:c="2"/></text:p>
      <text:p text:style-name="Standard"><text:s text:c="2"/>// Check if path matches any defined route</text:p>
      <text:p text:style-name="Standard"><text:s text:c="2"/>const routeKeys = Object.keys(routes);</text:p>
      <text:p text:style-name="Standard"><text:s text:c="2"/></text:p>
      <text:p text:style-name="Standard"><text:s text:c="2"/>for (const routeKey of routeKeys) {</text:p>
      <text:p text:style-name="Standard"><text:s text:c="4"/>// Check for exact matches (static routes)</text:p>
      <text:p text:style-name="Standard"><text:s text:c="4"/>if (routeKey === path) {</text:p>
      <text:p text:style-name="Standard"><text:s text:c="6"/>return { </text:p>
      <text:p text:style-name="Standard"><text:s text:c="8"/>route: routes[routeKey], </text:p>
      <text:p text:style-name="Standard"><text:s text:c="8"/>params: {} </text:p>
      <text:p text:style-name="Standard"><text:s text:c="6"/>};</text:p>
      <text:p text:style-name="Standard"><text:s text:c="4"/>}</text:p>
      <text:p text:style-name="Standard"><text:s text:c="4"/></text:p>
      <text:p text:style-name="Standard"><text:s text:c="4"/>// Check for dynamic routes with parameters</text:p>
      <text:p text:style-name="Standard"><text:s text:c="4"/>if (routeKey.includes(':')) {</text:p>
      <text:p text:style-name="Standard"><text:s text:c="6"/>const routeParts = routeKey.split('/');</text:p>
      <text:p text:style-name="Standard"><text:s text:c="6"/>const pathParts = path.split('/');</text:p>
      <text:p text:style-name="Standard"><text:s text:c="6"/></text:p>
      <text:p text:style-name="Standard"><text:s text:c="6"/>if (routeParts.length !== pathParts.length) continue;</text:p>
      <text:p text:style-name="Standard"><text:s text:c="6"/></text:p>
      <text:p text:style-name="Standard"><text:s text:c="6"/>const params = {};</text:p>
      <text:p text:style-name="Standard"><text:s text:c="6"/>let isMatch = true;</text:p>
      <text:p text:style-name="Standard"><text:s text:c="6"/></text:p>
      <text:p text:style-name="Standard"><text:s text:c="6"/>for (let i = 0; i &lt; routeParts.length; i++) {</text:p>
      <text:p text:style-name="Standard"><text:s text:c="8"/>if (routeParts[i].startsWith(':')) {</text:p>
      <text:p text:style-name="Standard"><text:s text:c="10"/>// This is a parameter - extract the value</text:p>
      <text:p text:style-name="Standard"><text:s text:c="10"/>const paramName = routeParts[i].substring(1);</text:p>
      <text:p text:style-name="Standard"><text:s text:c="10"/>params[paramName] = pathParts[i];</text:p>
      <text:p text:style-name="Standard"><text:s text:c="8"/>} else if (routeParts[i] !== pathParts[i]) {</text:p>
      <text:p text:style-name="Standard"><text:s text:c="10"/>isMatch = false;</text:p>
      <text:p text:style-name="Standard"><text:s text:c="10"/>break;</text:p>
      <text:p text:style-name="Standard"><text:s text:c="8"/>}</text:p>
      <text:p text:style-name="Standard"><text:s text:c="6"/>}</text:p>
      <text:p text:style-name="Standard"><text:s text:c="6"/></text:p>
      <text:p text:style-name="Standard"><text:s text:c="6"/>if (isMatch) {</text:p>
      <text:p text:style-name="Standard"><text:s text:c="8"/>return { </text:p>
      <text:p text:style-name="Standard"><text:s text:c="10"/>route: routes[routeKey], </text:p>
      <text:p text:style-name="Standard"><text:s text:c="10"/>params </text:p>
      <text:p text:style-name="Standard"><text:s text:c="8"/>};</text:p>
      <text:p text:style-name="Standard"><text:soft-page-break/><text:s text:c="6"/>}</text:p>
      <text:p text:style-name="Standard"><text:s text:c="4"/>}</text:p>
      <text:p text:style-name="Standard"><text:s text:c="2"/>}</text:p>
      <text:p text:style-name="Standard"><text:s text:c="2"/></text:p>
      <text:p text:style-name="Standard"><text:s text:c="2"/>// No match found - return 404</text:p>
      <text:p text:style-name="Standard"><text:s text:c="2"/>return { </text:p>
      <text:p text:style-name="Standard"><text:s text:c="4"/>route: routes['/404'], </text:p>
      <text:p text:style-name="Standard"><text:s text:c="4"/>params: {} </text:p>
      <text:p text:style-name="Standard"><text:s text:c="2"/>};</text:p>
      <text:p text:style-name="Standard">}</text:p>
      <text:p text:style-name="Standard"/>
      <text:p text:style-name="Standard">// Router store</text:p>
      <text:p text:style-name="Standard">function createRouter() {</text:p>
      <text:p text:style-name="Standard"><text:s text:c="2"/>const { subscribe, set, update } = writable({</text:p>
      <text:p text:style-name="Standard"><text:s text:c="4"/>currentRoute: null,</text:p>
      <text:p text:style-name="Standard"><text:s text:c="4"/>component: null,</text:p>
      <text:p text:style-name="Standard"><text:s text:c="4"/>params: {},</text:p>
      <text:p text:style-name="Standard"><text:s text:c="4"/>routeData: null,</text:p>
      <text:p text:style-name="Standard"><text:s text:c="4"/>loading: true</text:p>
      <text:p text:style-name="Standard"><text:s text:c="2"/>});</text:p>
      <text:p text:style-name="Standard"><text:s text:c="2"/></text:p>
      <text:p text:style-name="Standard">// Update the navigate function in createRouter() to handle post not found errors</text:p>
      <text:p text:style-name="Standard">async function navigate(to, replace = false) {</text:p>
      <text:p text:style-name="Standard"><text:s text:c="2"/>// Update store to loading state</text:p>
      <text:p text:style-name="Standard"><text:s text:c="2"/>update(store =&gt; ({ ...store, loading: true }));</text:p>
      <text:p text:style-name="Standard"><text:s text:c="2"/></text:p>
      <text:p text:style-name="Standard"><text:s text:c="2"/>const path = to.startsWith('/') ? to : `/${to}`;</text:p>
      <text:p text:style-name="Standard"><text:s text:c="2"/></text:p>
      <text:p text:style-name="Standard"><text:s text:c="2"/>// Parse the path</text:p>
      <text:p text:style-name="Standard"><text:s text:c="2"/>const { route, params } = parsePath(path);</text:p>
      <text:p text:style-name="Standard"><text:s text:c="2"/></text:p>
      <text:p text:style-name="Standard"><text:s text:c="2"/>try {</text:p>
      <text:p text:style-name="Standard"><text:s text:c="4"/>// Load the component</text:p>
      <text:p text:style-name="Standard"><text:s text:c="4"/>const component = (await route.component()).default;</text:p>
      <text:p text:style-name="Standard"><text:s text:c="4"/></text:p>
      <text:p text:style-name="Standard"><text:s text:c="4"/>// Fetch route data if data function exists</text:p>
      <text:p text:style-name="Standard"><text:s text:c="4"/>let routeData = null;</text:p>
      <text:p text:style-name="Standard"><text:s text:c="4"/>if (route.data) {</text:p>
      <text:p text:style-name="Standard"><text:s text:c="6"/>routeData = await route.data(params);</text:p>
      <text:p text:style-name="Standard"><text:s text:c="4"/>}</text:p>
      <text:p text:style-name="Standard"><text:s text:c="4"/></text:p>
      <text:p text:style-name="Standard"><text:soft-page-break/><text:s text:c="4"/>// Update history</text:p>
      <text:p text:style-name="Standard"><text:s text:c="4"/>if (replace) {</text:p>
      <text:p text:style-name="Standard"><text:s text:c="6"/>history.replaceState({}, '', path);</text:p>
      <text:p text:style-name="Standard"><text:s text:c="4"/>} else {</text:p>
      <text:p text:style-name="Standard"><text:s text:c="6"/>history.pushState({}, '', path);</text:p>
      <text:p text:style-name="Standard"><text:s text:c="4"/>}</text:p>
      <text:p text:style-name="Standard"><text:s text:c="4"/></text:p>
      <text:p text:style-name="Standard"><text:s text:c="4"/>// Update store</text:p>
      <text:p text:style-name="Standard"><text:s text:c="4"/>set({</text:p>
      <text:p text:style-name="Standard"><text:s text:c="6"/>currentRoute: route,</text:p>
      <text:p text:style-name="Standard"><text:s text:c="6"/>component,</text:p>
      <text:p text:style-name="Standard"><text:s text:c="6"/>params,</text:p>
      <text:p text:style-name="Standard"><text:s text:c="6"/>routeData,</text:p>
      <text:p text:style-name="Standard"><text:s text:c="6"/>loading: false</text:p>
      <text:p text:style-name="Standard"><text:s text:c="4"/>});</text:p>
      <text:p text:style-name="Standard"><text:s text:c="4"/>window.scrollTo(0, 0);</text:p>
      <text:p text:style-name="Standard"><text:s text:c="2"/>} catch (error) {</text:p>
      <text:p text:style-name="Standard"><text:s text:c="4"/>console.error('Failed to load route:', error);</text:p>
      <text:p text:style-name="Standard"><text:s text:c="4"/></text:p>
      <text:p text:style-name="Standard"><text:s text:c="4"/>// Handle post not found specifically</text:p>
      <text:p text:style-name="Standard"><text:s text:c="4"/>if (error.message === 'POST_NOT_FOUND') {</text:p>
      <text:p text:style-name="Standard"><text:s text:c="6"/>// Redirect to 404 page with post not found message</text:p>
      <text:p text:style-name="Standard"><text:s text:c="6"/>const fallbackRoute = routes['/404'];</text:p>
      <text:p text:style-name="Standard"><text:s text:c="6"/>const component = (await fallbackRoute.component()).default;</text:p>
      <text:p text:style-name="Standard"><text:s text:c="6"/></text:p>
      <text:p text:style-name="Standard"><text:s text:c="6"/>set({</text:p>
      <text:p text:style-name="Standard"><text:s text:c="8"/>currentRoute: fallbackRoute,</text:p>
      <text:p text:style-name="Standard"><text:s text:c="8"/>component,</text:p>
      <text:p text:style-name="Standard"><text:s text:c="8"/>params: { message: 'The requested post was not found.' },</text:p>
      <text:p text:style-name="Standard"><text:s text:c="8"/>routeData: null,</text:p>
      <text:p text:style-name="Standard"><text:s text:c="8"/>loading: false</text:p>
      <text:p text:style-name="Standard"><text:s text:c="6"/>});</text:p>
      <text:p text:style-name="Standard"><text:s text:c="4"/>} else {</text:p>
      <text:p text:style-name="Standard"><text:s text:c="6"/>// Fallback to generic 404 for other errors</text:p>
      <text:p text:style-name="Standard"><text:s text:c="6"/>const fallbackRoute = routes['/404'];</text:p>
      <text:p text:style-name="Standard"><text:s text:c="6"/>const component = (await fallbackRoute.component()).default;</text:p>
      <text:p text:style-name="Standard"><text:s text:c="6"/></text:p>
      <text:p text:style-name="Standard"><text:s text:c="6"/>set({</text:p>
      <text:p text:style-name="Standard"><text:s text:c="8"/>currentRoute: fallbackRoute,</text:p>
      <text:p text:style-name="Standard"><text:s text:c="8"/>component,</text:p>
      <text:p text:style-name="Standard"><text:s text:c="8"/>params: {},</text:p>
      <text:p text:style-name="Standard"><text:soft-page-break/><text:s text:c="8"/>routeData: null,</text:p>
      <text:p text:style-name="Standard"><text:s text:c="8"/>loading: false</text:p>
      <text:p text:style-name="Standard"><text:s text:c="6"/>});</text:p>
      <text:p text:style-name="Standard"><text:s text:c="4"/>}</text:p>
      <text:p text:style-name="Standard"><text:s text:c="2"/>}</text:p>
      <text:p text:style-name="Standard">}</text:p>
      <text:p text:style-name="Standard"><text:s text:c="2"/></text:p>
      <text:p text:style-name="Standard"><text:s text:c="2"/>// Initialize router</text:p>
      <text:p text:style-name="Standard"><text:s text:c="2"/>async function init() {</text:p>
      <text:p text:style-name="Standard"><text:s text:c="4"/>await navigate(window.location.pathname, true);</text:p>
      <text:p text:style-name="Standard"><text:s text:c="4"/></text:p>
      <text:p text:style-name="Standard"><text:s text:c="4"/>// Handle browser back/forward</text:p>
      <text:p text:style-name="Standard"><text:s text:c="4"/>window.addEventListener('popstate', async () =&gt; {</text:p>
      <text:p text:style-name="Standard"><text:s text:c="6"/>await navigate(window.location.pathname, true);</text:p>
      <text:p text:style-name="Standard"><text:s text:c="4"/>});</text:p>
      <text:p text:style-name="Standard"><text:s text:c="2"/>}</text:p>
      <text:p text:style-name="Standard"><text:s text:c="2"/></text:p>
      <text:p text:style-name="Standard"><text:s text:c="2"/>return {</text:p>
      <text:p text:style-name="Standard"><text:s text:c="4"/>subscribe,</text:p>
      <text:p text:style-name="Standard"><text:s text:c="4"/>navigate,</text:p>
      <text:p text:style-name="Standard"><text:s text:c="4"/>init</text:p>
      <text:p text:style-name="Standard"><text:s text:c="2"/>};</text:p>
      <text:p text:style-name="Standard">}</text:p>
      <text:p text:style-name="Standard"/>
      <text:p text:style-name="Standard">export const router = createRouter();</text:p>
      <text:p text:style-name="Standard"/>
      <text:p text:style-name="Standard">//app.svelte code</text:p>
      <text:p text:style-name="Standard">&lt;script&gt;</text:p>
      <text:p text:style-name="Standard"><text:s text:c="4"/>import { onMount } from "svelte";</text:p>
      <text:p text:style-name="Standard"><text:s text:c="4"/>import { router } from "./router";</text:p>
      <text:p text:style-name="Standard"><text:s text:c="4"/>import Navbar from "./components/Navbar.svelte";</text:p>
      <text:p text:style-name="Standard"><text:s text:c="4"/>import Footer from "./components/Footer.svelte";</text:p>
      <text:p text:style-name="Standard"><text:s text:c="4"/></text:p>
      <text:p text:style-name="Standard"><text:s text:c="4"/>const navData = {...};</text:p>
      <text:p text:style-name="Standard"><text:s text:c="4"/>// Hardcoded footer data</text:p>
      <text:p text:style-name="Standard"><text:s text:c="4"/>const footerData = {...};</text:p>
      <text:p text:style-name="Standard"><text:s text:c="4"/>let currentComponent = null;</text:p>
      <text:p text:style-name="Standard"><text:s text:c="4"/>let routeParams = {};</text:p>
      <text:p text:style-name="Standard"><text:s text:c="4"/>let routeData = null;</text:p>
      <text:p text:style-name="Standard"><text:s text:c="4"/>let loading = true;</text:p>
      <text:p text:style-name="Standard"><text:s text:c="4"/>onMount(() =&gt; {</text:p>
      <text:p text:style-name="Standard"><text:soft-page-break/><text:s text:c="8"/>// Initialize router</text:p>
      <text:p text:style-name="Standard"><text:s text:c="8"/>router.init();</text:p>
      <text:p text:style-name="Standard"/>
      <text:p text:style-name="Standard"><text:s text:c="8"/>// Subscribe to router changes</text:p>
      <text:p text:style-name="Standard"><text:s text:c="8"/>const unsubscribe = router.subscribe((value) =&gt; {</text:p>
      <text:p text:style-name="Standard"><text:s text:c="12"/>currentComponent = value.component;</text:p>
      <text:p text:style-name="Standard"><text:s text:c="12"/>routeParams = value.params;</text:p>
      <text:p text:style-name="Standard"><text:s text:c="12"/>routeData = value.routeData;</text:p>
      <text:p text:style-name="Standard"><text:s text:c="12"/>loading = value.loading;</text:p>
      <text:p text:style-name="Standard"><text:s text:c="8"/>});</text:p>
      <text:p text:style-name="Standard"/>
      <text:p text:style-name="Standard"><text:s text:c="8"/>return unsubscribe;</text:p>
      <text:p text:style-name="Standard"><text:s text:c="4"/>});</text:p>
      <text:p text:style-name="Standard">&lt;/script&gt;</text:p>
      <text:p text:style-name="Standard"/>
      <text:p text:style-name="Standard">&lt;svelte:head&gt;</text:p>
      <text:p text:style-name="Standard"><text:s text:c="4"/>&lt;title&gt;Department of Cyber Security&lt;/title&gt;</text:p>
      <text:p text:style-name="Standard"><text:s text:c="4"/>&lt;meta</text:p>
      <text:p text:style-name="Standard"><text:s text:c="8"/>name="description"</text:p>
      <text:p text:style-name="Standard"><text:s text:c="8"/>content="Leading cybersecurity education and research"</text:p>
      <text:p text:style-name="Standard"><text:s text:c="4"/>/&gt;</text:p>
      <text:p text:style-name="Standard">&lt;/svelte:head&gt;</text:p>
      <text:p text:style-name="Standard">&lt;div class="min-h-screen flex flex-col"&gt;</text:p>
      <text:p text:style-name="Standard"><text:s text:c="4"/>&lt;Navbar data={navData} /&gt;</text:p>
      <text:p text:style-name="Standard"><text:s text:c="4"/>&lt;main class="flex-grow"&gt;</text:p>
      <text:p text:style-name="Standard"><text:s text:c="8"/>&lt;div class="h-[104px] sm:h-[136px]"&gt;&lt;/div&gt;&lt;!--This is spacer to add space after navbar--&gt;</text:p>
      <text:p text:style-name="Standard"/>
      <text:p text:style-name="Standard"><text:s text:c="8"/>{#if loading}</text:p>
      <text:p text:style-name="Standard"><text:s text:c="12"/>&lt;div class="flex justify-center items-center h-64"&gt;</text:p>
      <text:p text:style-name="Standard"><text:s text:c="16"/>&lt;div</text:p>
      <text:p text:style-name="Standard"><text:s text:c="20"/>class="animate-spin rounded-full h-12 w-12 border-b-2 border-cyan-600"</text:p>
      <text:p text:style-name="Standard"><text:s text:c="16"/>&gt;&lt;/div&gt;</text:p>
      <text:p text:style-name="Standard"><text:s text:c="12"/>&lt;/div&gt;</text:p>
      <text:p text:style-name="Standard"><text:s text:c="8"/>{:else if currentComponent}</text:p>
      <text:p text:style-name="Standard"><text:s text:c="12"/>&lt;svelte:component</text:p>
      <text:p text:style-name="Standard"><text:s text:c="16"/>this={currentComponent}</text:p>
      <text:p text:style-name="Standard"><text:s text:c="16"/>params={routeParams}</text:p>
      <text:p text:style-name="Standard"><text:s text:c="16"/>data={routeData}</text:p>
      <text:p text:style-name="Standard"><text:s text:c="12"/>/&gt;</text:p>
      <text:p text:style-name="Standard"><text:s text:c="8"/>{/if}</text:p>
      <text:p text:style-name="Standard"><text:soft-page-break/><text:s text:c="4"/>&lt;/main&gt;</text:p>
      <text:p text:style-name="Standard"><text:s text:c="4"/>&lt;Footer data={footerData} /&gt;</text:p>
      <text:p text:style-name="Standard">&lt;/div&gt;</text:p>
      <text:p text:style-name="Standard"/>
      <text:p text:style-name="Standard"/>
      <text:p text:style-name="Standard">I want to upgrade the product page it is a very simple page, the product image is only one. i want to show a carousel of images with hover zoom functionality. also, show the description in an organized manner. (it is html so render it correctly). Also, i have introduced a constraint to products, the short description of all products will not contain the short descriptions, rather, they will have a link tag with a youtube url. eg:"&lt;a&gt;https://youtube.com/video/&lt;videocode&gt;&lt;/a&gt;" this url has to be used to render in an embedded YouTube video in a small, responsive manner so the users can view the video of the product on the page. As always, keep it responsive and make it usable with the router. for your referance, an example product response from woocommerce is given so you can correctly build a product page with the required things.</text:p>
      <text:p text:style-name="Standard"/>
      <text:p text:style-name="Standard">I have an issue wiht the code in stores.js. you are assuming that the url is absolute but i am fetching the data from the same server i think thats why the fetchCategories() and fetchProducts is giving errors:</text:p>
      <text:p text:style-name="Standard">Error: URL constructor: /wp/wp-json/wc/store/products is not a valid URL.</text:p>
      <text:p text:style-name="Standard">here are the buggy functions, fix these and make them general so that they can work wiht both relative and absolute url paths:</text:p>
      <text:p text:style-name="Standard"/>
      <text:p text:style-name="Standard"/>
      <text:p text:style-name="Standard">Okay now we have to refactor and upgrade the ProductsPage.svlete to display products in organized ways just like the user wants. current setup has two places where products are fetched, one is in the stores.js the functions fetch the products. we should remove these functions and make new ones, in the router.js, the url parameters need to be handled for /products we add all the filters and sorting stuff in this section and fetch accordingly in router.js and after the selective data is fetched, we instantiate the ProductsPage.svelte and display the results in a good, paginated manner. I have to tell you that wordpress uses headers to inform consumers about pagination. when fetching products, </text:p>
      <text:p text:style-name="Standard"/>
      <text:p text:style-name="Standard">Okay, now we need to fix the checkout page, There are some major changes:</text:p>
      <text:p text:style-name="Standard">-I have gone ahead and changes the theme of whole app. The background is black for main app, white is main text color and <text:s/>blue-600 and similar colors for accent colors. make the checkout page in this dark-oriented theme.</text:p>
      <text:p text:style-name="Standard">-Customers who will come to this store will be from Pakistan and will only be able to pay with cash on delivery. so remove the credit card form, country select form. </text:p>
      <text:p text:style-name="Standard"><text:soft-page-break/>-simplify the checkout form to avoid user-click-off and make the form accessible for auto fill systems so customers have the maximum amount of ease in entering their info for placing an order.</text:p>
      <text:p text:style-name="Standard">-Till this point, you have been formatting prices wrong, you don't need to divide the prices by 100, and the currency symbol is PKR which can also be made dynamic by using the value $cart.totals.currency_code in cart store. i have fixed previous mistakes so fix the checkout page only.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4T18:10:08.629316700</meta:creation-date>
    <dc:date>2025-09-26T19:07:36.851756826</dc:date>
    <meta:editing-duration>PT5M8S</meta:editing-duration>
    <meta:editing-cycles>5</meta:editing-cycles>
    <meta:generator>LibreOffice/25.8.1.1$Linux_X86_64 LibreOffice_project/580$Build-1</meta:generator>
    <meta:document-statistic meta:table-count="0" meta:image-count="0" meta:object-count="0" meta:page-count="10" meta:paragraph-count="325" meta:word-count="1512" meta:character-count="11691" meta:non-whitespace-character-count="8732"/>
  </office:meta>
</office:document-meta>
</file>